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7D0298CC287E6E81190.png" manifest:media-type="image/png"/>
  <manifest:file-entry manifest:full-path="Pictures/1000020100000903000009036C880FE534F542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vertical-align="middle" draw:auto-grow-height="false" fo:min-height="2.958cm" fo:min-width="0.644cm" fo:wrap-option="wrap"/>
    </style:style>
    <style:style style:name="gr4" style:family="graphic" style:parent-style-name="standard">
      <style:graphic-properties svg:stroke-color="#ffffff" draw:fill-color="#ffffff" draw:textarea-vertical-align="middle" draw:auto-grow-height="false" fo:min-height="4.944cm" fo:min-width="0.771cm" fo:wrap-option="wrap"/>
    </style:style>
    <style:style style:name="gr5" style:family="graphic" style:parent-style-name="standard">
      <style:graphic-properties svg:stroke-color="#ffffff" draw:fill-color="#ffffff" draw:textarea-vertical-align="middle" draw:auto-grow-height="false" fo:min-height="7.082cm" fo:min-width="0.898cm" fo:wrap-option="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052cm" fo:min-width="1.02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885cm" fo:min-width="3.342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78cm" svg:height="14.478cm" svg:x="-0.508cm" svg:y="0.762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2" draw:text-style-name="P2" draw:layer="layout" svg:width="5.334cm" svg:height="5.334cm" svg:x="4.064cm" svg:y="5.588cm">
          <draw:image xlink:href="Pictures/10000201000007D0000007D0298CC287E6E81190.png" xlink:type="simple" xlink:show="embed" xlink:actuate="onLoad" loext:mime-type="image/png">
            <text:p/>
          </draw:image>
        </draw:frame>
        <draw:custom-shape draw:style-name="gr3" draw:text-style-name="P3" draw:layer="layout" svg:width="2.286cm" svg:height="5.334cm" svg:x="19.558cm" svg:y="5.334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" draw:text-style-name="P3" draw:layer="layout" svg:width="2.54cm" svg:height="8.636cm" svg:x="22.352cm" svg:y="3.556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5" draw:text-style-name="P3" draw:layer="layout" svg:width="2.794cm" svg:height="12.192cm" svg:x="24.892cm" svg:y="1.778cm">
          <text:p/>
          <draw:enhanced-geometry svg:viewBox="0 0 21600 21600" draw:mirror-horizontal="true" draw:glue-points="21600 0 0 10800 21600 21600 ?f0 10800" draw:text-areas="?f1 ?f10 21600 ?f11" draw:mirror-vertical="false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6" draw:text-style-name="P3" draw:layer="layout" svg:width="1.524cm" svg:height="3.302cm" svg:x="13.716cm" svg:y="6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858cm" svg:height="3.809cm" draw:transform="rotate (1.58336269740926) translate (14.466cm 11.484cm)">
          <text:p/>
          <draw:enhanced-geometry svg:viewBox="0 0 21600 21600" draw:glue-points="?f6 10800 10800 21600 ?f5 10800 10800 0" draw:text-areas="?f3 ?f3 ?f4 ?f4" draw:mirror-horizontal="tru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2-03-08T20:34:58.961172093</dc:date>
    <meta:editing-duration>P1DT22H42M49S</meta:editing-duration>
    <meta:editing-cycles>912</meta:editing-cycles>
    <meta:generator>LibreOffice/6.4.7.2$Linux_X86_64 LibreOffice_project/40$Build-2</meta:generator>
    <meta:document-statistic meta:object-count="30"/>
  </office:meta>
</office:document-meta>
</file>